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text-align="justify" style:justify-single-word="false"/>
      <style:text-properties style:text-position="0% 100%"/>
    </style:style>
    <style:style style:name="P2" style:family="paragraph" style:parent-style-name="Heading_20_1">
      <style:paragraph-properties fo:text-align="justify" style:justify-single-word="false"/>
    </style:style>
    <style:style style:name="P3" style:family="paragraph" style:parent-style-name="Heading_20_2">
      <style:paragraph-properties fo:margin-top="0cm" fo:margin-bottom="0.203cm" fo:text-align="justify" style:justify-single-word="false"/>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Testausdokumentti</text:h>
      <text:h text:style-name="P3" text:outline-level="2">Lasse Lybeck, 013748498</text:h>
      <text:h text:style-name="P3" text:outline-level="2">Aineopintojen harjoitustyö: Tietorakenteet ja algoritmit</text:h>
      <text:p text:style-name="P1">Matriisioperaatioiden testaus on suoritettu yksikkötestauksella. Testaus kattaa kaikki operaatiot hyvin ja takaa näin operaatioiden oikean toiminnan. Kaikki operaatiot on testattu eri kokoisilla matriiseilla ja eri arvoilla, eritystapaukset huomioon ottaen. Osa testeistä on käsin kirjoitettujen testitapausten lisäksi toteutettu satunnaisilla matriiseilla. Nämä satunnaismatriisit ovat kuitenkin aina saman laisia, eli testit menevät aina samalla tavalla.</text:p>
      <text:p text:style-name="P1">Matrix-luokka on ohjelman keskeisin luokka ja harjoitustyön tarkoitus olikin luoda toimivat algoritmit matriisioperaatioille. Tämän vuoksi suurin osa testeistä on tehty tämän luokan kautta (tämä luokka onkin lähes kaikki, mitä ulkopuolinen käyttäjä kirjastosta näkisikään). Luokka sisältää yhteensä 53 testiä ja kattaa kaikki luokan tarjoamat operaatiot.</text:p>
      <text:p text:style-name="P1">Nopeusvartailua on tehty ainoastaan matriisikertolaskun osalta. Tämä on selvitetty toteutusdokumentissa kappaleessa 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i" fo:country="FI"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Lasse </meta:initial-creator>
    <meta:creation-date>2013-01-14T19:26:03</meta:creation-date>
    <dc:date>2013-03-02T15:43:29.77</dc:date>
    <dc:creator>Lasse Lybeck</dc:creator>
    <meta:editing-duration>PT01H11M36S</meta:editing-duration>
    <meta:editing-cycles>6</meta:editing-cycles>
    <meta:generator>OpenOffice.org/3.2$Win32 OpenOffice.org_project/320m18$Build-9502</meta:generator>
    <meta:document-statistic meta:table-count="0" meta:image-count="0" meta:object-count="0" meta:page-count="1" meta:paragraph-count="6" meta:word-count="117" meta:character-count="1024"/>
  </office:meta>
</office:document-meta>
</file>